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14.874cm" svg:height="14.491cm" svg:x="4.28cm" svg:y="7.043cm">
          <draw:text-box>
            <text:p>Here are the list of assistants:</text:p>
            <text:p/>
            <text:p>1. Alert me about changes</text:p>
            <text:p><text:s text:c="4"/>- New document / <text:s/>deleted document</text:p>
            <text:p><text:s text:c="4"/>- new topic</text:p>
            <text:p><text:s text:c="4"/>- new meeting</text:p>
            <text:p><text:s text:c="4"/>- new decision</text:p>
            <text:p><text:s text:c="4"/>- new comment/round/proposal</text:p>
            <text:p><text:s text:c="4"/>- new role</text:p>
            <text:p><text:s text:c="4"/>- person added or removed from a role</text:p>
            <text:p><text:s text:c="4"/>- new action item, completed action item</text:p>
            <text:p/>
            <text:p>2. clean up, regular maintenance</text:p>
            <text:p><text:s text:c="4"/>- empty trash (things marked but not yet deleted)</text:p>
            <text:p><text:s text:c="4"/>- delete intermediate versions of doc</text:p>
            <text:p/>
            <text:p>3. Remind people about meeting</text:p>
            <text:p>4. Remind presenters to file presentations</text:p>
            <text:p>5. Remind people to upload documents</text:p>
            <text:p>6. 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xyz xyz</meta:initial-creator>
    <meta:creation-date>2022-07-14T11:06:43.65</meta:creation-date>
    <dc:date>2022-07-14T11:26:19.54</dc:date>
    <dc:creator>xyz xyz</dc:creator>
    <meta:editing-duration>PT4M25S</meta:editing-duration>
    <meta:editing-cycles>1</meta:editing-cycles>
    <meta:document-statistic meta:object-count="1"/>
    <meta:generator>OpenOffice/4.1.7$Win32 OpenOffice.org_project/417m1$Build-9800</meta:generator>
  </office:meta>
</office:document-meta>
</file>